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3000001709430DD045416B3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1.153cm" draw:z-index="0"><draw:image xlink:href="Pictures/10000001000003B3000001709430DD045416B33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9:06:58.720990840</meta:creation-date>
    <dc:date>2023-10-22T19:07:25.353912952</dc:date>
    <meta:editing-duration>PT2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